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10" style:family="paragraph" style:parent-style-name="Standard" style:list-style-name="L2">
      <style:paragraph-properties fo:line-height="150%" fo:text-align="start" style:justify-single-word="false"/>
      <style:text-properties style:font-name="Liberation Serif1" fo:font-size="14pt" fo:font-style="normal" fo:font-weight="normal" officeooo:rsid="005873c9" officeooo:paragraph-rsid="003f2a7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2" style:family="paragraph" style:parent-style-name="Standard" style:list-style-name="L2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4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5" style:family="paragraph" style:parent-style-name="Standard" style:list-style-name="L2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6" style:family="paragraph" style:parent-style-name="Standard" style:list-style-name="L2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0b146"/>
    </style:style>
    <style:style style:name="T4" style:family="text">
      <style:text-properties officeooo:rsid="002dadd9"/>
    </style:style>
    <style:style style:name="T5" style:family="text">
      <style:text-properties officeooo:rsid="003dc1bd"/>
    </style:style>
    <style:style style:name="T6" style:family="text">
      <style:text-properties officeooo:rsid="0019a0d3"/>
    </style:style>
    <style:style style:name="T7" style:family="text">
      <style:text-properties officeooo:rsid="004b87a4"/>
    </style:style>
    <style:style style:name="T8" style:family="text">
      <style:text-properties officeooo:rsid="001f7ad4"/>
    </style:style>
    <style:style style:name="T9" style:family="text">
      <style:text-properties officeooo:rsid="00220bd2"/>
    </style:style>
    <style:style style:name="T10" style:family="text">
      <style:text-properties officeooo:rsid="003f2a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10">abajo</text:span> autó<text:span text:style-name="T10">nomo</text:span> <text:span text:style-name="T4">04</text:span></text:p>
      <text:p text:style-name="P17"/>
      <text:p text:style-name="P9">Si no se indica otra cosa, el formato de entrega de las tareas es en documento PDF.</text:p>
      <text:p text:style-name="P18"/>
      <text:p text:style-name="P9">Cada día de retraso en la entrega resta 0,5 puntos de la nota</text:p>
      <text:p text:style-name="P4"/>
      <text:p text:style-name="P4"/>
      <text:p text:style-name="P3">Ta<text:span text:style-name="T10">rea</text:span> <text:span text:style-name="T5">4</text:span>:</text:p>
      <text:p text:style-name="P5"/>
      <text:p text:style-name="P11"><text:span text:style-name="T6">Un </text:span>compresor Bitzer, modelo <text:span text:style-name="T7">4FCD 5</text:span>Y, <text:span text:style-name="T6">trabaja en las siguientes condiciones:</text:span></text:p>
      <text:p text:style-name="P13">Refrigerante R410A</text:p>
      <text:p text:style-name="P14"><draw:frame draw:style-name="fr1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4"><draw:frame draw:style-name="fr1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3">SE = 10 K</text:p>
      <text:p text:style-name="P13">SC = 10 K</text:p>
      <text:p text:style-name="P13"/>
      <text:list xml:id="list8261112319780762116" text:style-name="L2">
        <text:list-item>
          <text:p text:style-name="P15">Utiliza el programa de simulación Bitzer software para obtener la potencia frigorífica<draw:frame draw:style-name="fr1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  <text:list-item>
          <text:p text:style-name="P12">Calcula el caudal de masa <text:span text:style-name="T6">utilizando los datos del diagrama p h</text:span></text:p>
        </text:list-item>
        <text:list-item>
          <text:p text:style-name="P12">Dibuja el ciclo en el diagrama p h</text:p>
        </text:list-item>
        <text:list-item>
          <text:p text:style-name="P12">Calcula la eficiencia del ciclo</text:p>
        </text:list-item>
        <text:list-item>
          <text:p text:style-name="P12">Calcula el volumen desplazado <text:span text:style-name="T8">(frecuencia de 50 Hz)</text:span> y el rendimiento volumétrico</text:p>
        </text:list-item>
        <text:list-item>
          <text:p text:style-name="P12">Calcula la velocida<text:span text:style-name="T9">d</text:span> del refrigerante en aspiración y descarga <text:span text:style-name="T9">(grueso de pared del tubo </text:span></text:p>
          <text:p text:style-name="P16">1 mm)</text:p>
        </text:list-item>
        <text:list-item>
          <text:p text:style-name="P10">Adjunta capturas de pantalla de los programas de simulación Bitzer software</text:p>
        </text:list-item>
      </text:list>
      <text:p text:style-name="P6"/>
      <text:p text:style-name="P6"/>
      <text:p text:style-name="P5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5"/>
      <text:p text:style-name="P8"/>
      <text:p text:style-name="P5">El <text:span text:style-name="T10">plazo de entrega es</text:span> <text:span text:style-name="T10">martes</text:span> <text:span text:style-name="T10">27</text:span>/<text:span text:style-name="T10">01</text:span>/2<text:span text:style-name="T10">6.</text:span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20T20:01:11.654818033</dc:date>
    <meta:editing-duration>PT17M41S</meta:editing-duration>
    <meta:editing-cycles>49</meta:editing-cycles>
    <meta:document-statistic meta:table-count="0" meta:image-count="0" meta:object-count="3" meta:page-count="1" meta:paragraph-count="21" meta:word-count="175" meta:character-count="1004" meta:non-whitespace-character-count="852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